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9.001cm" table:align="margins"/>
    </style:style>
    <style:style style:name="Tableau3.A" style:family="table-column">
      <style:table-column-properties style:column-width="2.499cm" style:rel-column-width="8621*"/>
    </style:style>
    <style:style style:name="Tableau3.B" style:family="table-column">
      <style:table-column-properties style:column-width="5.5cm" style:rel-column-width="18971*"/>
    </style:style>
    <style:style style:name="Tableau3.D" style:family="table-column">
      <style:table-column-properties style:column-width="5.5cm" style:rel-column-width="18972*"/>
    </style:style>
    <style:style style:name="Tableau3.1" style:family="table-row">
      <style:table-row-properties style:min-row-height="1.499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9.001cm" table:align="margins"/>
    </style:style>
    <style:style style:name="Tableau11.A" style:family="table-column">
      <style:table-column-properties style:column-width="8.001cm" style:rel-column-width="27596*"/>
    </style:style>
    <style:style style:name="Tableau11.B" style:family="table-column">
      <style:table-column-properties style:column-width="3cm" style:rel-column-width="10348*"/>
    </style:style>
    <style:style style:name="Tableau11.C" style:family="table-column">
      <style:table-column-properties style:column-width="7.999cm" style:rel-column-width="27591*"/>
    </style:style>
    <style:style style:name="Tableau11.1" style:family="table-row">
      <style:table-row-properties style:min-row-height="1cm"/>
    </style:style>
    <style:style style:name="Tableau11.A1" style:family="table-cell">
      <style:table-cell-properties style:vertical-align="middle" fo:padding="0.097cm" fo:border-left="0.05pt solid #000000" fo:border-right="none" fo:border-top="0.05pt solid #000000" fo:border-bottom="0.05pt solid #000000"/>
    </style:style>
    <style:style style:name="Tableau11.C1" style:family="table-cell">
      <style:table-cell-properties style:vertical-align="middle" fo:padding="0.097cm" fo:border="0.05pt solid #000000"/>
    </style:style>
    <style:style style:name="Tableau11.A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9.001cm" table:align="margins"/>
    </style:style>
    <style:style style:name="Tableau10.A" style:family="table-column">
      <style:table-column-properties style:column-width="3.799cm" style:rel-column-width="131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2" style:family="table">
      <style:table-properties style:width="19.001cm" table:align="margins"/>
    </style:style>
    <style:style style:name="Tableau12.A" style:family="table-column">
      <style:table-column-properties style:column-width="9.5cm" style:rel-column-width="5386*"/>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omic Sans MS" fo:font-size="10pt" fo:font-weight="bold" officeooo:rsid="000f60a3" officeooo:paragraph-rsid="000f60a3" style:font-size-asian="8.75pt" style:font-weight-asian="bold" style:font-size-complex="10pt" style:font-weight-complex="bold"/>
    </style:style>
    <style:style style:name="P2" style:family="paragraph" style:parent-style-name="Footer">
      <style:paragraph-properties fo:text-align="end" style:justify-single-word="false"/>
      <style:text-properties style:font-name="Comic Sans MS" fo:font-size="10pt" fo:font-weight="bold" style:font-size-asian="8.75pt" style:font-weight-asian="bold" style:font-size-complex="10pt" style:font-weight-complex="bold"/>
    </style:style>
    <style:style style:name="P3" style:family="paragraph" style:parent-style-name="Standard">
      <style:text-properties style:font-name="Comic Sans MS" fo:font-size="10pt" officeooo:rsid="000f60a3" officeooo:paragraph-rsid="000f60a3" style:font-size-asian="8.75pt" style:font-size-complex="10pt"/>
    </style:style>
    <style:style style:name="P4" style:family="paragraph" style:parent-style-name="Standard">
      <style:text-properties style:font-name="Comic Sans MS" fo:font-size="12pt" fo:font-weight="bold" officeooo:rsid="00181256" officeooo:paragraph-rsid="00543d12" style:font-size-asian="12pt" style:font-weight-asian="bold" style:font-size-complex="12pt" style:font-weight-complex="bold"/>
    </style:style>
    <style:style style:name="P5" style:family="paragraph" style:parent-style-name="Standard">
      <style:text-properties style:use-window-font-color="true" style:font-name="Comic Sans MS" fo:font-size="10pt" fo:font-weight="normal" officeooo:rsid="00556fce" officeooo:paragraph-rsid="00556fce" style:font-size-asian="8.75pt" style:font-weight-asian="normal" style:font-size-complex="10pt" style:font-weight-complex="normal"/>
    </style:style>
    <style:style style:name="P6" style:family="paragraph" style:parent-style-name="Standard">
      <style:text-properties style:use-window-font-color="true" style:font-name="Comic Sans MS" fo:font-size="10pt" fo:font-weight="normal" officeooo:rsid="00543d12" officeooo:paragraph-rsid="00543d12" style:font-size-asian="10pt" style:font-weight-asian="normal" style:font-size-complex="10pt" style:font-weight-complex="normal"/>
    </style:style>
    <style:style style:name="P7" style:family="paragraph" style:parent-style-name="Standard">
      <style:text-properties style:use-window-font-color="true" style:font-name="Comic Sans MS" fo:font-size="10pt" fo:font-weight="normal" officeooo:rsid="00556fce" officeooo:paragraph-rsid="00556fce" style:font-size-asian="10pt" style:font-weight-asian="normal" style:font-size-complex="10pt" style:font-weight-complex="normal"/>
    </style:style>
    <style:style style:name="P8" style:family="paragraph" style:parent-style-name="Standard">
      <style:text-properties style:use-window-font-color="true" style:font-name="Comic Sans MS" fo:font-size="10pt" fo:font-weight="normal" officeooo:rsid="0058570b" officeooo:paragraph-rsid="0058570b" style:font-size-asian="10pt" style:font-weight-asian="normal" style:font-size-complex="10pt" style:font-weight-complex="normal"/>
    </style:style>
    <style:style style:name="P9" style:family="paragraph" style:parent-style-name="Standard">
      <style:text-properties style:use-window-font-color="true" style:font-name="Comic Sans MS" fo:font-size="10pt" fo:font-weight="normal" officeooo:rsid="005c1346" officeooo:paragraph-rsid="005c1346" style:font-size-asian="10pt" style:font-weight-asian="normal" style:font-size-complex="10pt" style:font-weight-complex="normal"/>
    </style:style>
    <style:style style:name="P10" style:family="paragraph" style:parent-style-name="Standard">
      <style:text-properties style:use-window-font-color="true" style:font-name="Comic Sans MS" fo:font-size="10pt" fo:font-weight="normal" officeooo:rsid="005d643d" officeooo:paragraph-rsid="005d643d" style:font-size-asian="10pt" style:font-weight-asian="normal" style:font-size-complex="10pt" style:font-weight-complex="normal"/>
    </style:style>
    <style:style style:name="P11" style:family="paragraph" style:parent-style-name="Standard">
      <style:text-properties style:use-window-font-color="true" style:font-name="Comic Sans MS" fo:font-size="10pt" fo:font-weight="normal" officeooo:rsid="00600666" officeooo:paragraph-rsid="00600666" style:font-size-asian="10pt" style:font-weight-asian="normal" style:font-size-complex="10pt" style:font-weight-complex="normal"/>
    </style:style>
    <style:style style:name="P12" style:family="paragraph" style:parent-style-name="Standard">
      <style:text-properties style:use-window-font-color="true" style:font-name="Comic Sans MS" fo:font-size="10pt" fo:font-weight="normal" officeooo:rsid="00625681" officeooo:paragraph-rsid="00625681" style:font-size-asian="10pt" style:font-weight-asian="normal" style:font-size-complex="10pt" style:font-weight-complex="normal"/>
    </style:style>
    <style:style style:name="P13" style:family="paragraph" style:parent-style-name="Standard">
      <style:text-properties style:use-window-font-color="true" style:font-name="Comic Sans MS" fo:font-size="10pt" fo:font-weight="normal" officeooo:rsid="006016ed" officeooo:paragraph-rsid="00600666"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style:use-window-font-color="true" style:font-name="Comic Sans MS" fo:font-size="10pt" fo:font-weight="bold" officeooo:rsid="0058570b" officeooo:paragraph-rsid="0058570b"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use-window-font-color="true" style:font-name="Comic Sans MS" fo:font-size="10pt" fo:font-weight="bold" officeooo:rsid="0058570b" officeooo:paragraph-rsid="005e7d59"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use-window-font-color="true" style:font-name="Comic Sans MS" fo:font-size="10pt" fo:font-weight="bold" officeooo:rsid="005e7d59" officeooo:paragraph-rsid="005e7d59" style:font-size-asian="10pt" style:font-weight-asian="bold" style:font-size-complex="10pt" style:font-weight-complex="bold"/>
    </style:style>
    <style:style style:name="P17" style:family="paragraph" style:parent-style-name="Standard">
      <style:text-properties style:use-window-font-color="true" style:font-name="Consolas" fo:font-size="10pt" fo:font-weight="bold" officeooo:rsid="00543d12" officeooo:paragraph-rsid="00543d12" fo:background-color="#d3d3d3" style:font-size-asian="10pt" style:font-weight-asian="bold" style:font-size-complex="10pt" style:font-weight-complex="bold"/>
    </style:style>
    <style:style style:name="P18" style:family="paragraph" style:parent-style-name="Standard">
      <style:text-properties style:use-window-font-color="true" style:font-name="Consolas" fo:font-size="10pt" fo:font-weight="normal" officeooo:rsid="00543d12" officeooo:paragraph-rsid="0056e468" fo:background-color="#d3d3d3" style:font-size-asian="10pt" style:font-weight-asian="normal" style:font-size-complex="10pt" style:font-weight-complex="normal"/>
    </style:style>
    <style:style style:name="P19" style:family="paragraph" style:parent-style-name="Standard">
      <style:text-properties fo:color="#008000" style:font-name="Comic Sans MS" fo:font-size="12pt" fo:font-weight="bold" officeooo:rsid="002b04ec" officeooo:paragraph-rsid="00543d12" style:font-size-asian="12pt" style:font-weight-asian="bold" style:font-size-complex="12pt" style:font-weight-complex="bold"/>
    </style:style>
    <style:style style:name="P20" style:family="paragraph" style:parent-style-name="Standard">
      <style:text-properties fo:color="#008000" style:font-name="Comic Sans MS" fo:font-size="12pt" fo:font-weight="bold" officeooo:rsid="005d643d" officeooo:paragraph-rsid="005d643d" style:font-size-asian="12pt" style:font-weight-asian="bold" style:font-size-complex="12pt" style:font-weight-complex="bold"/>
    </style:style>
    <style:style style:name="P21" style:family="paragraph" style:parent-style-name="Standard">
      <style:text-properties fo:color="#008000" style:font-name="Comic Sans MS" fo:font-size="12pt" fo:font-weight="bold" officeooo:rsid="0054df7b" officeooo:paragraph-rsid="00543d12" style:font-size-asian="12pt" style:font-weight-asian="bold" style:font-size-complex="12pt" style:font-weight-complex="bold"/>
    </style:style>
    <style:style style:name="P22" style:family="paragraph" style:parent-style-name="Standard">
      <style:text-properties fo:color="#008000" style:font-name="Comic Sans MS" fo:font-size="10pt" fo:font-weight="bold" officeooo:rsid="00543d12" officeooo:paragraph-rsid="00543d12" style:font-size-asian="10pt" style:font-weight-asian="bold" style:font-size-complex="10pt" style:font-weight-complex="bold"/>
    </style:style>
    <style:style style:name="P23" style:family="paragraph" style:parent-style-name="Standard">
      <style:text-properties fo:color="#0000ff" style:font-name="Consolas" fo:font-size="10pt" fo:font-weight="bold" officeooo:rsid="0056e468" officeooo:paragraph-rsid="0056e468" fo:background-color="#d3d3d3" style:font-size-asian="10pt" style:font-weight-asian="bold" style:font-size-complex="10pt" style:font-weight-complex="bold"/>
    </style:style>
    <style:style style:name="P24" style:family="paragraph" style:parent-style-name="Standard">
      <style:paragraph-properties fo:text-align="center" style:justify-single-word="false"/>
      <style:text-properties fo:color="#0000ff" style:font-name="Consolas" fo:font-size="10pt" fo:font-weight="bold" officeooo:rsid="0058570b" officeooo:paragraph-rsid="0058570b" style:font-size-asian="10pt" style:font-weight-asian="bold" style:font-size-complex="10pt" style:font-weight-complex="bold"/>
    </style:style>
    <style:style style:name="P25" style:family="paragraph" style:parent-style-name="Standard">
      <style:text-properties fo:color="#ff0000" style:font-name="Comic Sans MS" fo:font-size="12pt" fo:font-weight="bold" officeooo:rsid="00543d12" officeooo:paragraph-rsid="00543d12"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Comic Sans MS" fo:font-size="10pt" fo:font-weight="bold" officeooo:rsid="006092e8" officeooo:paragraph-rsid="006092e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Comic Sans MS" fo:font-size="10pt" fo:font-weight="bold" officeooo:rsid="006016ed" officeooo:paragraph-rsid="006092e8"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Comic Sans MS" fo:font-size="10pt" fo:font-weight="bold" officeooo:paragraph-rsid="006092e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Comic Sans MS" fo:font-size="10pt" officeooo:rsid="0058570b" officeooo:paragraph-rsid="0058570b" style:font-size-asian="10pt" style:font-size-complex="10pt"/>
    </style:style>
    <style:style style:name="P30" style:family="paragraph" style:parent-style-name="Table_20_Contents">
      <style:text-properties style:font-name="Comic Sans MS" fo:font-size="10pt" officeooo:rsid="0058570b" officeooo:paragraph-rsid="005a43d2" style:font-size-asian="10pt" style:font-size-complex="10pt"/>
    </style:style>
    <style:style style:name="P31" style:family="paragraph" style:parent-style-name="Table_20_Contents">
      <style:text-properties style:font-name="Comic Sans MS" fo:font-size="10pt" officeooo:rsid="0058570b" officeooo:paragraph-rsid="005bc2a7" style:font-size-asian="10pt" style:font-size-complex="10pt"/>
    </style:style>
    <style:style style:name="P32" style:family="paragraph" style:parent-style-name="Table_20_Contents">
      <style:text-properties style:font-name="Comic Sans MS" fo:font-size="10pt" officeooo:rsid="005a43d2" officeooo:paragraph-rsid="005a43d2" style:font-size-asian="10pt" style:font-size-complex="10pt"/>
    </style:style>
    <style:style style:name="P33" style:family="paragraph" style:parent-style-name="Table_20_Contents">
      <style:paragraph-properties fo:text-align="start" style:justify-single-word="false"/>
      <style:text-properties style:font-name="Comic Sans MS" fo:font-size="10pt" officeooo:rsid="006016ed" officeooo:paragraph-rsid="006092e8" style:font-size-asian="10pt" style:font-size-complex="10pt"/>
    </style:style>
    <style:style style:name="P34" style:family="paragraph" style:parent-style-name="Table_20_Contents">
      <style:paragraph-properties fo:text-align="center" style:justify-single-word="false"/>
      <style:text-properties style:font-name="Comic Sans MS" fo:font-size="10pt" officeooo:rsid="006092e8" officeooo:paragraph-rsid="006092e8" style:font-size-asian="10pt" style:font-size-complex="10pt"/>
    </style:style>
    <style:style style:name="P35" style:family="paragraph" style:parent-style-name="Table_20_Contents">
      <style:paragraph-properties fo:text-align="center" style:justify-single-word="false"/>
      <style:text-properties style:font-name="Comic Sans MS" fo:font-size="10pt" style:font-size-asian="10pt" style:font-size-complex="10pt"/>
    </style:style>
    <style:style style:name="P36" style:family="paragraph" style:parent-style-name="Table_20_Contents">
      <style:paragraph-properties fo:text-align="center" style:justify-single-word="false"/>
      <style:text-properties style:use-window-font-color="true" style:font-name="Comic Sans MS" fo:font-size="10pt" fo:font-weight="bold" officeooo:rsid="0058570b" officeooo:paragraph-rsid="005e7d59"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use-window-font-color="true" style:font-name="Comic Sans MS" fo:font-size="10pt" fo:font-weight="bold" officeooo:rsid="005e7d59" officeooo:paragraph-rsid="005e7d59" style:font-size-asian="10pt" style:font-weight-asian="bold" style:font-size-complex="10pt" style:font-weight-complex="bold"/>
    </style:style>
    <style:style style:name="P38" style:family="paragraph" style:parent-style-name="Table_20_Contents">
      <style:text-properties style:font-name="Consolas" fo:font-size="10pt" fo:background-color="#d3d3d3" style:font-size-asian="10pt" style:font-size-complex="10pt"/>
    </style:style>
    <style:style style:name="P39" style:family="paragraph" style:parent-style-name="Table_20_Contents">
      <style:text-properties fo:color="#0000ff" style:font-name="Consolas" fo:font-size="10pt" fo:font-weight="bold" officeooo:rsid="0056e468" officeooo:paragraph-rsid="0056e468" fo:background-color="#d3d3d3" style:font-size-asian="10pt" style:font-weight-asian="bold" style:font-size-complex="10pt" style:font-weight-complex="bold"/>
    </style:style>
    <style:style style:name="P40" style:family="paragraph" style:parent-style-name="Table_20_Contents">
      <style:text-properties fo:color="#0000ff" style:font-name="Consolas" fo:font-size="10pt" fo:font-weight="bold" officeooo:rsid="005c1346" officeooo:paragraph-rsid="005c1346"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color="#0000ff" style:font-name="Consolas" fo:font-size="10pt" fo:font-weight="bold" officeooo:rsid="0058570b" officeooo:paragraph-rsid="0058570b" style:font-size-asian="10pt" style:font-weight-asian="bold" style:font-size-complex="10pt" style:font-weight-complex="bold"/>
    </style:style>
    <style:style style:name="P42" style:family="paragraph" style:parent-style-name="Table_20_Contents">
      <style:text-properties fo:color="#008000" style:font-name="Comic Sans MS" fo:font-size="10pt" officeooo:rsid="0058570b" officeooo:paragraph-rsid="005bc2a7" style:font-size-asian="10pt" style:font-size-complex="10pt"/>
    </style:style>
    <style:style style:name="P43" style:family="paragraph" style:parent-style-name="Table_20_Contents">
      <style:text-properties fo:color="#008000" style:font-name="Comic Sans MS" fo:font-size="10pt" fo:font-weight="bold" officeooo:rsid="005a43d2" officeooo:paragraph-rsid="005a43d2" style:font-size-asian="10pt" style:font-weight-asian="bold" style:font-size-complex="10pt" style:font-weight-complex="bold"/>
    </style:style>
    <style:style style:name="P44" style:family="paragraph" style:parent-style-name="Standard">
      <style:paragraph-properties fo:margin-left="2cm" fo:margin-right="2cm" fo:text-align="center" style:justify-single-word="false" fo:text-indent="0cm" style:auto-text-indent="false" fo:padding="0.049cm" fo:border="2.01pt solid #4169e1" style:shadow="#4169e1 0.101cm 0.101cm" style:writing-mode="page"/>
      <style:text-properties fo:color="#0000ff" style:font-name="Comic Sans MS" fo:font-size="16pt" fo:font-weight="bold" officeooo:rsid="00543d12" officeooo:paragraph-rsid="00543d12" style:font-size-asian="16pt" style:font-weight-asian="bold" style:font-size-complex="16pt" style:font-weight-complex="bold"/>
    </style:style>
    <style:style style:name="P45" style:family="paragraph" style:parent-style-name="Table_20_Contents">
      <style:paragraph-properties fo:text-align="center" style:justify-single-word="false"/>
      <style:text-properties fo:color="#0000ff" style:font-name="Consolas" fo:font-size="10pt" fo:font-weight="bold" officeooo:rsid="005c1346" officeooo:paragraph-rsid="00687927"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fo:color="#0000ff" style:font-name="Consolas" fo:font-size="10pt" fo:font-weight="bold" officeooo:rsid="005c1346" officeooo:paragraph-rsid="006cc635"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color="#0000ff" style:font-name="Comic Sans MS" fo:font-size="10pt" fo:font-weight="bold" officeooo:rsid="0066a3f9" officeooo:paragraph-rsid="0066a3f9" style:font-size-asian="10pt" style:font-weight-asian="bold" style:font-size-complex="10pt" style:font-weight-complex="bold"/>
    </style:style>
    <style:style style:name="P48" style:family="paragraph" style:parent-style-name="Standard">
      <style:text-properties fo:color="#008000" style:font-name="Comic Sans MS" fo:font-size="12pt" fo:font-weight="bold" officeooo:rsid="00640e6c" officeooo:paragraph-rsid="00556fce" style:font-size-asian="12pt" style:font-weight-asian="bold" style:font-size-complex="12pt" style:font-weight-complex="bold"/>
    </style:style>
    <style:style style:name="P49" style:family="paragraph" style:parent-style-name="Standard">
      <style:text-properties fo:color="#008000" style:font-name="Comic Sans MS" fo:font-size="10pt" fo:font-weight="bold" officeooo:rsid="00687927" officeooo:paragraph-rsid="00687927" style:font-size-asian="10pt" style:font-weight-asian="bold" style:font-size-complex="10pt" style:font-weight-complex="bold"/>
    </style:style>
    <style:style style:name="P50" style:family="paragraph" style:parent-style-name="Standard">
      <style:text-properties fo:color="#008000" style:font-name="Comic Sans MS" fo:font-size="10pt" fo:font-weight="bold" officeooo:rsid="0062c204" officeooo:paragraph-rsid="0062c204" style:font-size-asian="10pt" style:font-weight-asian="bold" style:font-size-complex="10pt" style:font-weight-complex="bold"/>
    </style:style>
    <style:style style:name="P51" style:family="paragraph" style:parent-style-name="Standard">
      <style:text-properties style:use-window-font-color="true" style:font-name="Comic Sans MS" fo:font-size="10pt" fo:font-weight="normal" officeooo:rsid="005d643d" officeooo:paragraph-rsid="005d643d" style:font-size-asian="10pt" style:font-weight-asian="normal" style:font-size-complex="10pt" style:font-weight-complex="normal"/>
    </style:style>
    <style:style style:name="P52" style:family="paragraph" style:parent-style-name="Standard">
      <style:text-properties style:use-window-font-color="true" style:font-name="Comic Sans MS" fo:font-size="10pt" fo:font-weight="normal" officeooo:rsid="00653b4e" officeooo:paragraph-rsid="0066a3f9" style:font-size-asian="10pt" style:font-weight-asian="normal" style:font-size-complex="10pt" style:font-weight-complex="normal"/>
    </style:style>
    <style:style style:name="P53" style:family="paragraph" style:parent-style-name="Standard">
      <style:text-properties style:use-window-font-color="true" style:font-name="Comic Sans MS" fo:font-size="10pt" fo:font-weight="normal" officeooo:rsid="00675e3f" officeooo:paragraph-rsid="00675e3f" style:font-size-asian="10pt" style:font-weight-asian="normal" style:font-size-complex="10pt" style:font-weight-complex="normal"/>
    </style:style>
    <style:style style:name="P54" style:family="paragraph" style:parent-style-name="Standard">
      <style:text-properties style:use-window-font-color="true" style:font-name="Comic Sans MS" fo:font-size="10pt" fo:font-weight="normal" officeooo:rsid="00687927" officeooo:paragraph-rsid="00687927" style:font-size-asian="10pt" style:font-weight-asian="normal" style:font-size-complex="10pt" style:font-weight-complex="normal"/>
    </style:style>
    <style:style style:name="P55" style:family="paragraph" style:parent-style-name="Standard">
      <style:text-properties style:use-window-font-color="true" style:font-name="Comic Sans MS" fo:font-size="10pt" fo:font-weight="normal" officeooo:rsid="00687927" officeooo:paragraph-rsid="006a1a6b" style:font-size-asian="10pt" style:font-weight-asian="normal" style:font-size-complex="10pt" style:font-weight-complex="normal"/>
    </style:style>
    <style:style style:name="P56" style:family="paragraph" style:parent-style-name="Standard">
      <style:text-properties style:use-window-font-color="true" style:font-name="Comic Sans MS" fo:font-size="10pt" fo:font-weight="normal" officeooo:rsid="00687927" officeooo:paragraph-rsid="006aaec2" style:font-size-asian="10pt" style:font-weight-asian="normal" style:font-size-complex="10pt" style:font-weight-complex="normal"/>
    </style:style>
    <style:style style:name="P57" style:family="paragraph" style:parent-style-name="Standard">
      <style:text-properties style:use-window-font-color="true" style:font-name="Comic Sans MS" fo:font-size="10pt" fo:font-weight="normal" officeooo:rsid="0062c204" officeooo:paragraph-rsid="0062c204" style:font-size-asian="10pt" style:font-weight-asian="normal" style:font-size-complex="10pt" style:font-weight-complex="normal"/>
    </style:style>
    <style:style style:name="P58" style:family="paragraph" style:parent-style-name="Standard">
      <style:text-properties style:use-window-font-color="true" style:font-name="Comic Sans MS" fo:font-size="10pt" fo:font-weight="normal" officeooo:rsid="0062c204" officeooo:paragraph-rsid="00687927" style:font-size-asian="10pt" style:font-weight-asian="normal" style:font-size-complex="10pt" style:font-weight-complex="normal"/>
    </style:style>
    <style:style style:name="P59" style:family="paragraph" style:parent-style-name="Standard">
      <style:text-properties style:use-window-font-color="true" style:font-name="Comic Sans MS" fo:font-size="10pt" fo:font-weight="normal" officeooo:rsid="006a1a6b" officeooo:paragraph-rsid="006aaec2" style:font-size-asian="10pt" style:font-weight-asian="normal" style:font-size-complex="10pt" style:font-weight-complex="normal"/>
    </style:style>
    <style:style style:name="P60" style:family="paragraph" style:parent-style-name="Standard">
      <style:text-properties style:use-window-font-color="true" style:font-name="Comic Sans MS" fo:font-size="10pt" fo:font-weight="normal" officeooo:rsid="006ae404" officeooo:paragraph-rsid="006ae404" style:font-size-asian="10pt" style:font-weight-asian="normal" style:font-size-complex="10pt" style:font-weight-complex="normal"/>
    </style:style>
    <style:style style:name="P61" style:family="paragraph" style:parent-style-name="Standard">
      <style:text-properties style:use-window-font-color="true" style:font-name="Comic Sans MS" fo:font-size="10pt" fo:font-weight="normal" officeooo:rsid="006cc635" officeooo:paragraph-rsid="006cc635" style:font-size-asian="10pt" style:font-weight-asian="normal" style:font-size-complex="10pt" style:font-weight-complex="normal"/>
    </style:style>
    <style:style style:name="P62" style:family="paragraph" style:parent-style-name="Standard">
      <style:text-properties style:use-window-font-color="true" style:font-name="Consolas" fo:font-size="10pt" fo:font-weight="normal" officeooo:rsid="00556fce" officeooo:paragraph-rsid="00687927" fo:background-color="#d3d3d3" style:font-size-asian="10pt" style:font-weight-asian="normal" style:font-size-complex="10pt" style:font-weight-complex="normal"/>
    </style:style>
    <style:style style:name="P63" style:family="paragraph" style:parent-style-name="Standard">
      <style:text-properties style:use-window-font-color="true" style:font-name="Consolas" fo:font-size="10pt" fo:font-weight="normal" officeooo:rsid="00556fce" officeooo:paragraph-rsid="006aaec2" fo:background-color="#d3d3d3" style:font-size-asian="10pt" style:font-weight-asian="normal" style:font-size-complex="10pt" style:font-weight-complex="normal"/>
    </style:style>
    <style:style style:name="P64" style:family="paragraph" style:parent-style-name="Standard">
      <style:text-properties style:use-window-font-color="true" style:font-name="Consolas" fo:font-size="10pt" fo:font-weight="normal" officeooo:rsid="00556fce" officeooo:paragraph-rsid="006cc635" fo:background-color="#d3d3d3" style:font-size-asian="10pt" style:font-weight-asian="normal" style:font-size-complex="10pt" style:font-weight-complex="normal"/>
    </style:style>
    <style:style style:name="P65" style:family="paragraph" style:parent-style-name="Standard">
      <style:text-properties style:use-window-font-color="true" style:font-name="Consolas" fo:font-size="10pt" fo:font-weight="normal" officeooo:rsid="006daf97" officeooo:paragraph-rsid="006daf97" fo:background-color="#d3d3d3" style:font-size-asian="10pt" style:font-weight-asian="normal" style:font-size-complex="10pt" style:font-weight-complex="normal"/>
    </style:style>
    <style:style style:name="P66" style:family="paragraph" style:parent-style-name="Standard">
      <style:text-properties style:font-name="Consolas" fo:font-size="10pt" officeooo:paragraph-rsid="00687927" fo:background-color="#d3d3d3"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5bc2a7" style:font-weight-asian="bold" style:font-weight-complex="bold"/>
    </style:style>
    <style:style style:name="T3" style:family="text">
      <style:text-properties fo:font-weight="bold" officeooo:rsid="005e7d59" style:font-weight-asian="bold" style:font-weight-complex="bold"/>
    </style:style>
    <style:style style:name="T4" style:family="text">
      <style:text-properties fo:font-weight="bold" officeooo:rsid="00667736" style:font-weight-asian="bold" style:font-weight-complex="bold"/>
    </style:style>
    <style:style style:name="T5" style:family="text">
      <style:text-properties fo:font-weight="bold" officeooo:rsid="00687927" style:font-weight-asian="bold" style:font-weight-complex="bold"/>
    </style:style>
    <style:style style:name="T6" style:family="text">
      <style:text-properties fo:color="#0000ff"/>
    </style:style>
    <style:style style:name="T7" style:family="text">
      <style:text-properties fo:color="#0000ff" fo:font-weight="bold" style:font-weight-asian="bold" style:font-weight-complex="bold"/>
    </style:style>
    <style:style style:name="T8" style:family="text">
      <style:text-properties fo:color="#0000ff" fo:font-weight="bold" officeooo:rsid="00667736" style:font-weight-asian="bold" style:font-weight-complex="bold"/>
    </style:style>
    <style:style style:name="T9" style:family="text">
      <style:text-properties fo:color="#0000ff" style:font-name="Consolas" fo:font-weight="bold" fo:background-color="#d3d3d3" loext:char-shading-value="0" style:font-weight-asian="bold" style:font-weight-complex="bold"/>
    </style:style>
    <style:style style:name="T10" style:family="text">
      <style:text-properties fo:color="#0000ff" style:font-name="Consolas" fo:font-weight="bold" officeooo:rsid="0056e468" fo:background-color="#d3d3d3" loext:char-shading-value="0" style:font-weight-asian="bold" style:font-weight-complex="bold"/>
    </style:style>
    <style:style style:name="T11" style:family="text">
      <style:text-properties fo:color="#0000ff" style:font-name="Consolas" fo:font-weight="bold" style:font-weight-asian="bold" style:font-weight-complex="bold"/>
    </style:style>
    <style:style style:name="T12" style:family="text">
      <style:text-properties fo:color="#0000ff" style:font-name="Consolas" fo:font-weight="bold" officeooo:rsid="005d643d" style:font-weight-asian="bold" style:font-weight-complex="bold"/>
    </style:style>
    <style:style style:name="T13" style:family="text">
      <style:text-properties fo:color="#0000ff" style:font-name="Consolas" fo:font-weight="bold" style:font-weight-asian="bold" style:font-weight-complex="bold"/>
    </style:style>
    <style:style style:name="T14" style:family="text">
      <style:text-properties fo:color="#0000ff" style:font-name="Consolas" fo:font-weight="bold" fo:background-color="#d3d3d3" loext:char-shading-value="0" style:font-weight-asian="bold" style:font-weight-complex="bold"/>
    </style:style>
    <style:style style:name="T15" style:family="text">
      <style:text-properties fo:color="#0000ff" style:font-name="Consolas" fo:font-weight="bold" officeooo:rsid="00687927" fo:background-color="#d3d3d3" loext:char-shading-value="0" style:font-weight-asian="bold" style:font-weight-complex="bold"/>
    </style:style>
    <style:style style:name="T16" style:family="text">
      <style:text-properties fo:color="#0000ff" officeooo:rsid="00667736"/>
    </style:style>
    <style:style style:name="T17" style:family="text">
      <style:text-properties officeooo:rsid="002b04ec"/>
    </style:style>
    <style:style style:name="T18" style:family="text">
      <style:text-properties fo:color="#008000"/>
    </style:style>
    <style:style style:name="T19" style:family="text">
      <style:text-properties fo:color="#008000" officeooo:rsid="0054df7b"/>
    </style:style>
    <style:style style:name="T20" style:family="text">
      <style:text-properties fo:color="#008000" style:font-name="Consolas" fo:font-weight="bold" style:font-weight-asian="bold" style:font-weight-complex="bold"/>
    </style:style>
    <style:style style:name="T21" style:family="text">
      <style:text-properties fo:color="#008000" style:font-name="Consolas" fo:font-weight="bold" officeooo:rsid="005852bf" style:font-weight-asian="bold" style:font-weight-complex="bold"/>
    </style:style>
    <style:style style:name="T22" style:family="text">
      <style:text-properties fo:color="#008000" officeooo:rsid="005bc2a7"/>
    </style:style>
    <style:style style:name="T23" style:family="text">
      <style:text-properties fo:color="#008000" officeooo:rsid="00640e6c"/>
    </style:style>
    <style:style style:name="T24" style:family="text">
      <style:text-properties fo:color="#008000" style:font-name="Consolas"/>
    </style:style>
    <style:style style:name="T25" style:family="text">
      <style:text-properties fo:color="#008000" style:font-name="Consolas" fo:font-weight="bold" fo:background-color="#d3d3d3" loext:char-shading-value="0" style:font-weight-asian="bold" style:font-weight-complex="bold"/>
    </style:style>
    <style:style style:name="T26" style:family="text">
      <style:text-properties fo:color="#008000" style:font-name="Consolas" fo:font-weight="bold" fo:background-color="#d3d3d3" loext:char-shading-value="0" style:font-weight-asian="bold" style:font-weight-complex="bold"/>
    </style:style>
    <style:style style:name="T27" style:family="text">
      <style:text-properties fo:color="#008000" style:font-name="Consolas" fo:font-weight="bold" officeooo:rsid="00687927" fo:background-color="#d3d3d3" loext:char-shading-value="0" style:font-weight-asian="bold" style:font-weight-complex="bold"/>
    </style:style>
    <style:style style:name="T28" style:family="text">
      <style:text-properties fo:color="#008000" style:font-name="Consolas" fo:font-weight="bold" officeooo:rsid="00687927" fo:background-color="#d3d3d3" loext:char-shading-value="0" style:font-weight-asian="bold" style:font-weight-complex="bold"/>
    </style:style>
    <style:style style:name="T29" style:family="text">
      <style:text-properties fo:color="#008000" style:font-name="Consolas" fo:font-weight="bold" style:font-weight-asian="bold" style:font-weight-complex="bold"/>
    </style:style>
    <style:style style:name="T30" style:family="text">
      <style:text-properties fo:color="#008000" style:font-name="Consolas" fo:font-weight="bold" officeooo:rsid="00687927" style:font-weight-asian="bold" style:font-weight-complex="bold"/>
    </style:style>
    <style:style style:name="T31" style:family="text">
      <style:text-properties fo:color="#008000" style:font-name="Consolas" fo:font-weight="bold" fo:background-color="transparent" loext:char-shading-value="0" style:font-weight-asian="bold" style:font-weight-complex="bold"/>
    </style:style>
    <style:style style:name="T32" style:family="text">
      <style:text-properties fo:color="#008000" style:font-name="Consolas" fo:font-weight="bold" officeooo:rsid="00687927" fo:background-color="transparent" loext:char-shading-value="0" style:font-weight-asian="bold" style:font-weight-complex="bold"/>
    </style:style>
    <style:style style:name="T33" style:family="text">
      <style:text-properties fo:color="#008000" style:font-name="Consolas" officeooo:rsid="00687927"/>
    </style:style>
    <style:style style:name="T34" style:family="text">
      <style:text-properties fo:color="#008000" fo:font-weight="bold" style:font-weight-asian="bold" style:font-weight-complex="bold"/>
    </style:style>
    <style:style style:name="T35" style:family="text">
      <style:text-properties fo:color="#008000" fo:font-weight="bold" fo:background-color="#d3d3d3" loext:char-shading-value="0" style:font-weight-asian="bold" style:font-weight-complex="bold"/>
    </style:style>
    <style:style style:name="T36" style:family="text">
      <style:text-properties fo:color="#008000" fo:font-weight="bold" fo:background-color="#d3d3d3" loext:char-shading-value="0" style:font-weight-asian="bold" style:font-weight-complex="bold"/>
    </style:style>
    <style:style style:name="T37" style:family="text">
      <style:text-properties officeooo:rsid="0054df7b"/>
    </style:style>
    <style:style style:name="T38" style:family="text">
      <style:text-properties style:font-name="Consolas" fo:font-weight="bold" style:font-weight-asian="bold" style:font-weight-complex="bold"/>
    </style:style>
    <style:style style:name="T39" style:family="text">
      <style:text-properties officeooo:rsid="005852bf"/>
    </style:style>
    <style:style style:name="T40" style:family="text">
      <style:text-properties officeooo:rsid="0058570b"/>
    </style:style>
    <style:style style:name="T41" style:family="text">
      <style:text-properties officeooo:rsid="005a43d2"/>
    </style:style>
    <style:style style:name="T42" style:family="text">
      <style:text-properties officeooo:rsid="005bc2a7"/>
    </style:style>
    <style:style style:name="T43" style:family="text">
      <style:text-properties officeooo:rsid="005d643d"/>
    </style:style>
    <style:style style:name="T44" style:family="text">
      <style:text-properties style:font-name="Comic Sans MS"/>
    </style:style>
    <style:style style:name="T45" style:family="text">
      <style:text-properties style:font-name="Comic Sans MS" officeooo:rsid="005e7d59"/>
    </style:style>
    <style:style style:name="T46" style:family="text">
      <style:text-properties style:font-name="Comic Sans MS" officeooo:rsid="006016ed"/>
    </style:style>
    <style:style style:name="T47" style:family="text">
      <style:text-properties style:font-name="Comic Sans MS" officeooo:rsid="006092e8"/>
    </style:style>
    <style:style style:name="T48" style:family="text">
      <style:text-properties style:font-name="Comic Sans MS" officeooo:rsid="00625681"/>
    </style:style>
    <style:style style:name="T49" style:family="text">
      <style:text-properties officeooo:rsid="005e7d59"/>
    </style:style>
    <style:style style:name="T50" style:family="text">
      <style:text-properties officeooo:rsid="006016ed"/>
    </style:style>
    <style:style style:name="T51" style:family="text">
      <style:text-properties officeooo:rsid="006092e8"/>
    </style:style>
    <style:style style:name="T52" style:family="text">
      <style:text-properties officeooo:rsid="00640e6c"/>
    </style:style>
    <style:style style:name="T53" style:family="text">
      <style:text-properties officeooo:rsid="00644067"/>
    </style:style>
    <style:style style:name="T54" style:family="text">
      <style:text-properties officeooo:rsid="00667736"/>
    </style:style>
    <style:style style:name="T55" style:family="text">
      <style:text-properties officeooo:rsid="00675e3f"/>
    </style:style>
    <style:style style:name="T56" style:family="text">
      <style:text-properties officeooo:rsid="00687927"/>
    </style:style>
    <style:style style:name="T57" style:family="text">
      <style:text-properties officeooo:rsid="006a1a6b"/>
    </style:style>
    <style:style style:name="T58" style:family="text">
      <style:text-properties style:use-window-font-color="true" fo:font-weight="normal" officeooo:rsid="00556fce" style:font-weight-asian="normal" style:font-weight-complex="normal"/>
    </style:style>
    <style:style style:name="T59" style:family="text">
      <style:text-properties officeooo:rsid="006a926f"/>
    </style:style>
    <style:style style:name="T60" style:family="text">
      <style:text-properties style:font-name="Consolas"/>
    </style:style>
    <style:style style:name="T61" style:family="text">
      <style:text-properties style:font-name="Consolas" officeooo:rsid="00556fce"/>
    </style:style>
    <style:style style:name="T62" style:family="text">
      <style:text-properties style:font-name="Consolas" officeooo:rsid="00556fce" fo:background-color="#d3d3d3" loext:char-shading-value="0"/>
    </style:style>
    <style:style style:name="T63" style:family="text">
      <style:text-properties style:font-name="Consolas" fo:font-weight="bold" style:font-weight-asian="bold" style:font-weight-complex="bold"/>
    </style:style>
    <style:style style:name="T64" style:family="text">
      <style:text-properties style:font-name="Consolas" fo:font-weight="bold" officeooo:rsid="00687927" style:font-weight-asian="bold" style:font-weight-complex="bold"/>
    </style:style>
    <style:style style:name="T65" style:family="text">
      <style:text-properties style:font-name="Consolas" fo:font-weight="bold" fo:background-color="#d3d3d3" loext:char-shading-value="0" style:font-weight-asian="bold" style:font-weight-complex="bold"/>
    </style:style>
    <style:style style:name="T66" style:family="text">
      <style:text-properties style:font-name="Consolas" fo:font-weight="bold" officeooo:rsid="00687927" fo:background-color="#d3d3d3" loext:char-shading-value="0" style:font-weight-asian="bold" style:font-weight-complex="bold"/>
    </style:style>
    <style:style style:name="T67" style:family="text">
      <style:text-properties style:font-name="Consolas" fo:font-weight="bold" officeooo:rsid="00687927" fo:background-color="#d3d3d3" loext:char-shading-value="0" style:font-weight-asian="bold" style:font-weight-complex="bold"/>
    </style:style>
    <style:style style:name="T68" style:family="text">
      <style:text-properties style:font-name="Consolas" fo:font-weight="bold" fo:background-color="#d3d3d3" loext:char-shading-value="0" style:font-weight-asian="bold" style:font-weight-complex="bold"/>
    </style:style>
    <style:style style:name="T69" style:family="text">
      <style:text-properties style:font-name="Consolas" officeooo:rsid="00687927"/>
    </style:style>
    <style:style style:name="T70" style:family="text">
      <style:text-properties officeooo:rsid="006cc635"/>
    </style:style>
    <style:style style:name="T71" style:family="text">
      <style:text-properties officeooo:rsid="006daf97"/>
    </style:style>
    <style:style style:name="T72" style:family="text">
      <style:text-properties officeooo:rsid="006f90e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52">Exercices</text:span> : JavaScript</text:p>
      <text:p text:style-name="P3"/>
      <text:p text:style-name="P25">Attention tout morceau de code écrit dans la console d’un navigateur ou sur le site JSBin sera pas sauvegarder. Il faut donc penser à sauvegarder son code JavaScript.</text:p>
      <text:p text:style-name="P25"/>
      <text:p text:style-name="P25">Pour sauvegarder son code, on peut l’<text:span text:style-name="T37">enregistrer dans un fichier texte sous le blocnote (notepad), sublimetext (version gratuite), VS Code (gratuit) ou tout autre traitement de texte.</text:span></text:p>
      <text:p text:style-name="P21"/>
      <text:p text:style-name="P4"><text:span text:style-name="T23">Exercice</text:span><text:span text:style-name="T18"> </text:span><text:span text:style-name="T22">1 :</text:span><text:span text:style-name="T18"> </text:span><text:span text:style-name="T19">Exemples de fonctions</text:span></text:p>
      <text:p text:style-name="P19"/>
      <text:p text:style-name="P6"><text:span text:style-name="T17">1</text:span>) Donner une interprétation du code JavaScript <text:span text:style-name="T10">ScriptCube</text:span></text:p>
      <text:p text:style-name="P22"/>
      <table:table table:name="Tableau2" table:style-name="Tableau2">
        <table:table-column table:style-name="Tableau2.A"/>
        <table:table-column table:style-name="Tableau2.B"/>
        <table:table-row>
          <table:table-cell table:style-name="Tableau2.A1" office:value-type="string">
            <text:p text:style-name="P23">ScriptCube</text:p>
          </table:table-cell>
          <table:table-cell table:style-name="Tableau2.B1" office:value-type="string">
            <text:p text:style-name="P39">ScriptCercle</text:p>
          </table:table-cell>
        </table:table-row>
        <table:table-row>
          <table:table-cell table:style-name="Tableau2.A2" office:value-type="string">
            <text:p text:style-name="P18">var a = 5;</text:p>
            <text:p text:style-name="P18"/>
            <text:p text:style-name="P18">function aireCube(x) {</text:p>
            <text:p text:style-name="P18"><text:s text:c="2"/>aireFace = a**2;</text:p>
            <text:p text:style-name="P18"><text:s text:c="2"/>aireTotale = 6 <text:s/>* aireFace;</text:p>
            <text:p text:style-name="P18"><text:s text:c="2"/>return aireTotale;</text:p>
            <text:p text:style-name="P18">}</text:p>
            <text:p text:style-name="P18"/>
            <text:p text:style-name="P18">console.log(aireCube(a));</text:p>
          </table:table-cell>
          <table:table-cell table:style-name="Tableau2.B2" office:value-type="string">
            <text:p text:style-name="P38">var pi = Math.PI;</text:p>
            <text:p text:style-name="P38"/>
            <text:p text:style-name="P38">function aireCercle(r){</text:p>
            <text:p text:style-name="P38"><text:s text:c="2"/>return pi * r**2;</text:p>
            <text:p text:style-name="P38">}</text:p>
            <text:p text:style-name="P38"/>
            <text:p text:style-name="P38">var monAire = aireCercle(5);</text:p>
            <text:p text:style-name="P38">console.log('Aire du cercle est ', monAire)</text:p>
          </table:table-cell>
        </table:table-row>
      </table:table>
      <text:p text:style-name="P17"/>
      <text:p text:style-name="P6">2) <text:span text:style-name="T17">C</text:span>opier et faire fonctionner ce script suivant pour différentes valeurs de a.</text:p>
      <text:p text:style-name="P6"/>
      <text:p text:style-name="P7">3) Écrire une fonction <text:span text:style-name="T9">airePave</text:span> qui prend en paramètres 3 valeurs : longueur, largeur et hauteur et qui retourne l’aire d’un pavé droit.</text:p>
      <text:p text:style-name="P7"/>
      <text:p text:style-name="P7">4) En JavaScript, certaines variables on<text:span text:style-name="T40">t</text:span> des noms réservées. Par exemple la valeur de <draw:frame draw:style-name="fr1" draw:name="Objet3" text:anchor-type="as-char" svg:y="-0.222cm" svg:width="0.457cm" svg:height="0.247cm" draw:z-index="0"><draw:object xlink:href="./Object 3" xlink:type="simple" xlink:show="embed" xlink:actuate="onLoad"/><draw:image xlink:href="./ObjectReplacements/Object 3" xlink:type="simple" xlink:show="embed" xlink:actuate="onLoad"/></draw:frame>s’obtient avec la commande <text:span text:style-name="T20">Math.PI</text:span> On peut stocker sa valeur dans une variable. <text:span text:style-name="T21">ScripteCercle</text:span><text:span text:style-name="T39"> donne le calcul de l’aire d’un cercle en fonction de son rayon r. Écrire les fonctions en respectant leurs prototypes indiquées.</text:span></text:p>
      <text:p text:style-name="P7"/>
      <table:table table:name="Tableau3" table:style-name="Tableau3">
        <table:table-column table:style-name="Tableau3.A"/>
        <table:table-column table:style-name="Tableau3.B" table:number-columns-repeated="2"/>
        <table:table-column table:style-name="Tableau3.D"/>
        <table:table-row table:style-name="Tableau3.1">
          <table:table-cell table:style-name="Tableau3.A1" office:value-type="string">
            <text:p text:style-name="P29">Fonction</text:p>
          </table:table-cell>
          <table:table-cell table:style-name="Tableau3.A1" office:value-type="string">
            <text:p text:style-name="P41">aireCylindre</text:p>
          </table:table-cell>
          <table:table-cell table:style-name="Tableau3.A1" office:value-type="string">
            <text:p text:style-name="P24">aireSphere</text:p>
          </table:table-cell>
          <table:table-cell table:style-name="Tableau3.D1" office:value-type="string">
            <text:p text:style-name="P24">aireCone</text:p>
          </table:table-cell>
        </table:table-row>
        <table:table-row table:style-name="Tableau3.1">
          <table:table-cell table:style-name="Tableau3.A2" office:value-type="string">
            <text:p text:style-name="P37">Paramètres</text:p>
            <text:p text:style-name="P36">Précondition</text:p>
          </table:table-cell>
          <table:table-cell table:style-name="Tableau3.A2" office:value-type="string">
            <text:p text:style-name="P30"><text:span text:style-name="T41">r <text:s text:c="2"/></text:span>//<text:span text:style-name="T41">rayon</text:span></text:p>
            <text:p text:style-name="P31"><text:span text:style-name="T41">h <text:s/></text:span>// hauteur</text:p>
            <text:p text:style-name="P42"><text:span text:style-name="T3">T</text:span><text:span text:style-name="T2">ype :</text:span> <text:span text:style-name="T41">entier ou flottant</text:span></text:p>
          </table:table-cell>
          <table:table-cell table:style-name="Tableau3.A2" office:value-type="string">
            <text:p text:style-name="P31"><text:span text:style-name="T41">r <text:s text:c="2"/></text:span>// <text:span text:style-name="T41">rayon </text:span></text:p>
            <text:p text:style-name="P31"/>
            <text:p text:style-name="P42"><text:span text:style-name="T3">T</text:span><text:span text:style-name="T2">ype:</text:span><text:span text:style-name="T42"> entier ou flottant</text:span></text:p>
          </table:table-cell>
          <table:table-cell table:style-name="Tableau3.D2" office:value-type="string">
            <text:p text:style-name="P30"><text:span text:style-name="T41">r <text:s text:c="2"/></text:span>//<text:span text:style-name="T41">rayon</text:span></text:p>
            <text:p text:style-name="P31"><text:span text:style-name="T41">h <text:s/></text:span>// hauteur</text:p>
            <text:p text:style-name="P42"><text:span text:style-name="T3">T</text:span><text:span text:style-name="T2">ype :</text:span> <text:span text:style-name="T41">entier ou flottant</text:span></text:p>
          </table:table-cell>
        </table:table-row>
        <table:table-row table:style-name="Tableau3.1">
          <table:table-cell table:style-name="Tableau3.A2" office:value-type="string">
            <text:p text:style-name="P16">Sortie</text:p>
            <text:p text:style-name="P15">Postcondition</text:p>
          </table:table-cell>
          <table:table-cell table:style-name="Tableau3.A2" office:value-type="string">
            <text:p text:style-name="P43"><text:span text:style-name="T49">Type : </text:span>flottant</text:p>
          </table:table-cell>
          <table:table-cell table:style-name="Tableau3.A2" office:value-type="string">
            <text:p text:style-name="P43"><text:span text:style-name="T49">Type : </text:span>flottant</text:p>
          </table:table-cell>
          <table:table-cell table:style-name="Tableau3.D2" office:value-type="string">
            <text:p text:style-name="P43"><text:span text:style-name="T49">Type :</text:span> flottant</text:p>
          </table:table-cell>
        </table:table-row>
        <table:table-row table:style-name="Tableau3.1">
          <table:table-cell table:style-name="Tableau3.A2" office:value-type="string">
            <text:p text:style-name="P14">Description</text:p>
          </table:table-cell>
          <table:table-cell table:style-name="Tableau3.A2" office:value-type="string">
            <text:p text:style-name="P32">Donne l’aire d’un cylindre en fonction de sa hauteur et de son rayon.</text:p>
          </table:table-cell>
          <table:table-cell table:style-name="Tableau3.A2" office:value-type="string">
            <text:p text:style-name="P32">Donne l’aire d’une sphère en fonction de son rayon.</text:p>
          </table:table-cell>
          <table:table-cell table:style-name="Tableau3.D2" office:value-type="string">
            <text:p text:style-name="P32">Donne l’aire d’un cône (base + surface de révolution) en fonction de <text:span text:style-name="T42">h et r.</text:span></text:p>
            <text:p text:style-name="P32"/>
          </table:table-cell>
        </table:table-row>
      </table:table>
      <text:p text:style-name="P7"/>
      <text:p text:style-name="P8"/>
      <text:p text:style-name="P8"/>
      <text:p text:style-name="P7"/>
      <text:p text:style-name="P7"/>
      <text:p text:style-name="P48"><text:soft-page-break/>Exercice 2 : Instructions conditionnelles.</text:p>
      <text:p text:style-name="P5"/>
      <text:p text:style-name="P20">Partie A : Introduction</text:p>
      <text:p text:style-name="P7"/>
      <text:p text:style-name="P9">En JavaScript, les instructions conditionnelles sont utilisées avec la structure <text:span text:style-name="T43">suivante (cf </text:span><text:span text:style-name="T12">ScriptCond1</text:span><text:span text:style-name="T43">) </text:span></text:p>
      <text:p text:style-name="P9">Il n’existe pas de structure <text:span text:style-name="T20">elseif</text:span><text:span text:style-name="T38"> </text:span>comme sous Python (elif). Si on doit faire plusieurs tests différents, on peut les enchaîner comme dans <text:span text:style-name="T12">ScriptCond2</text:span><text:span text:style-name="T43">.</text:span></text:p>
      <text:p text:style-name="P7"/>
      <table:table table:name="Tableau4" table:style-name="Tableau4">
        <table:table-column table:style-name="Tableau4.A"/>
        <table:table-column table:style-name="Tableau4.B"/>
        <table:table-row>
          <table:table-cell table:style-name="Tableau4.A1" office:value-type="string">
            <text:p text:style-name="P40">ScriptCond1</text:p>
          </table:table-cell>
          <table:table-cell table:style-name="Tableau4.B1" office:value-type="string">
            <text:p text:style-name="P40">ScriptCond2</text:p>
          </table:table-cell>
        </table:table-row>
        <table:table-row>
          <table:table-cell table:style-name="Tableau4.A2" office:value-type="string">
            <text:p text:style-name="P38">var age = 10;</text:p>
            <text:p text:style-name="P38"/>
            <text:p text:style-name="P38">if (age&lt;18) {</text:p>
            <text:p text:style-name="P38"><text:s text:c="2"/>console.log("Tu es encore au lycée")</text:p>
            <text:p text:style-name="P38"><text:s text:c="2"/>}</text:p>
            <text:p text:style-name="P38">else {</text:p>
            <text:p text:style-name="P38"><text:s text:c="2"/>console.log("Tu es bachelier bravo!")</text:p>
            <text:p text:style-name="P38">}</text:p>
          </table:table-cell>
          <table:table-cell table:style-name="Tableau4.B2" office:value-type="string">
            <text:p text:style-name="P38">var age = 20;</text:p>
            <text:p text:style-name="P38"/>
            <text:p text:style-name="P38">if (age&lt;18) {</text:p>
            <text:p text:style-name="P38"><text:s text:c="2"/>console.log("Tu es encore au lycée.")</text:p>
            <text:p text:style-name="P38"><text:s text:c="2"/>}</text:p>
            <text:p text:style-name="P38">else if (age &lt;60){</text:p>
            <text:p text:style-name="P38"><text:s text:c="2"/>console.log("Plus que" , 60- age, "ans à travailler.")</text:p>
            <text:p text:style-name="P38"><text:tab/>}</text:p>
            <text:p text:style-name="P38">else { console.log("Vive la retraite.")</text:p>
            <text:p text:style-name="P38"><text:s text:c="5"/>}</text:p>
          </table:table-cell>
        </table:table-row>
      </table:table>
      <text:p text:style-name="P7"/>
      <text:p text:style-name="P10">1) Faire des tests pour des ages différents sur les 2 scripts.</text:p>
      <text:p text:style-name="P10"/>
      <text:p text:style-name="P10">2) Changer les conditions sur les ages dans <text:span text:style-name="T11">ScriptCond1. </text:span><text:span text:style-name="T44">Modifier les textes en conséquences.</text:span></text:p>
      <text:p text:style-name="P10"/>
      <text:p text:style-name="P10"><text:span text:style-name="T44">3) Changer les conditions sur les ages dans </text:span><text:span text:style-name="T11">ScriptCond2. </text:span><text:span text:style-name="T44">Modifier les textes en conséquences.</text:span></text:p>
      <text:p text:style-name="P10"/>
      <text:p text:style-name="P10"><text:span text:style-name="T44">4) On rappelle que l’age de la retraite a été modifiée. Rechercher et mettre à jours </text:span><text:span text:style-name="T11">ScriptCond2</text:span><text:span text:style-name="T44"> pour le faire correspondre aux données actuelles du gouvernement.</text:span></text:p>
      <text:p text:style-name="P10"/>
      <text:p text:style-name="P20"><text:span text:style-name="T44">Partie B : </text:span><text:span text:style-name="T45">T</text:span><text:span text:style-name="T44">aux d’imposition</text:span></text:p>
      <text:p text:style-name="P10"/>
      <text:p text:style-name="P11"><text:span text:style-name="T44">Le taux d’imposition en France fonctionne sur le principe de tranche. Le tableau suivant donne un exemple </text:span><text:span text:style-name="T46">pour un <text:s/>salaire annuel de 45 000€ la valeur de l’impôt brut. </text:span><text:span text:style-name="T47">Si le salaire dépasse la plage de la tranche, on calcule son impôt sur la taille de la tranche totale. Ici 45 000 est supérieur à 30 000 donc on calcule son impôt dans la catégorie B sur une base de 30 000 – 10 000 = 20 000 €. <text:s/>Pour la catégorie D, on a 0 € car </text:span><text:span text:style-name="T48">n’atteint</text:span><text:span text:style-name="T47"> pas dans cette catégorie.</text:span></text:p>
      <text:p text:style-name="P12"><text:span text:style-name="T47">S</text:span><text:span text:style-name="T44">on impôt sera donc de 2 000 +3 000 = 5000 €</text:span></text:p>
      <text:p text:style-name="P13"/>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6">Catégorie de tranches</text:p>
          </table:table-cell>
          <table:table-cell table:style-name="Tableau11.A1" office:value-type="string">
            <text:p text:style-name="P26">Taux</text:p>
          </table:table-cell>
          <table:table-cell table:style-name="Tableau11.C1" office:value-type="string">
            <text:p text:style-name="P26">Somme</text:p>
          </table:table-cell>
        </table:table-row>
        <table:table-row table:style-name="Tableau11.1">
          <table:table-cell table:style-name="Tableau11.A2" office:value-type="string">
            <text:p text:style-name="P33">A : <text:span text:style-name="T51">inférieur à </text:span>10 000 € </text:p>
          </table:table-cell>
          <table:table-cell table:style-name="Tableau11.A2" office:value-type="string">
            <text:p text:style-name="P27">0 %</text:p>
          </table:table-cell>
          <table:table-cell table:style-name="Tableau11.C2" office:value-type="string">
            <text:p text:style-name="P34">0 € </text:p>
          </table:table-cell>
        </table:table-row>
        <table:table-row table:style-name="Tableau11.1">
          <table:table-cell table:style-name="Tableau11.A2" office:value-type="string">
            <text:p text:style-name="P33">B : <text:span text:style-name="T51">entre 10 000 € et </text:span><text:s/>30 000 €</text:p>
          </table:table-cell>
          <table:table-cell table:style-name="Tableau11.A2" office:value-type="string">
            <text:p text:style-name="P27">10 %</text:p>
          </table:table-cell>
          <table:table-cell table:style-name="Tableau11.C2" office:value-type="string">
            <text:p text:style-name="P35"><draw:frame draw:style-name="fr1" draw:name="Objet4" text:anchor-type="as-char" svg:y="-0.619cm" svg:width="4.369cm" svg:height="0.998cm" draw:z-index="1"><draw:object xlink:href="./Object 4" xlink:type="simple" xlink:show="embed" xlink:actuate="onLoad"/><draw:image xlink:href="./ObjectReplacements/Object 4" xlink:type="simple" xlink:show="embed" xlink:actuate="onLoad"/><svg:desc>formule</svg:desc></draw:frame></text:p>
          </table:table-cell>
        </table:table-row>
        <table:table-row table:style-name="Tableau11.1">
          <table:table-cell table:style-name="Tableau11.A2" office:value-type="string">
            <text:p text:style-name="P33">C : <text:span text:style-name="T51">entre 30 000 € et </text:span>75 000 €</text:p>
          </table:table-cell>
          <table:table-cell table:style-name="Tableau11.A2" office:value-type="string">
            <text:p text:style-name="P27">20 %</text:p>
          </table:table-cell>
          <table:table-cell table:style-name="Tableau11.C2" office:value-type="string">
            <text:p text:style-name="P35"><draw:frame draw:style-name="fr1" draw:name="Objet5" text:anchor-type="as-char" svg:y="-0.619cm" svg:width="4.373cm" svg:height="0.998cm" draw:z-index="2"><draw:object xlink:href="./Object 5" xlink:type="simple" xlink:show="embed" xlink:actuate="onLoad"/><draw:image xlink:href="./ObjectReplacements/Object 5" xlink:type="simple" xlink:show="embed" xlink:actuate="onLoad"/><svg:desc>formule</svg:desc></draw:frame></text:p>
          </table:table-cell>
        </table:table-row>
        <table:table-row table:style-name="Tableau11.1">
          <table:table-cell table:style-name="Tableau11.A2" office:value-type="string">
            <text:p text:style-name="P33">D : supérieur à 75 000 €</text:p>
          </table:table-cell>
          <table:table-cell table:style-name="Tableau11.A2" office:value-type="string">
            <text:p text:style-name="P28">3<text:span text:style-name="T50">0 %</text:span></text:p>
          </table:table-cell>
          <table:table-cell table:style-name="Tableau11.C2" office:value-type="string">
            <text:p text:style-name="P34">0€ </text:p>
          </table:table-cell>
        </table:table-row>
      </table:table>
      <text:p text:style-name="P13"/>
      <text:p text:style-name="P12"><text:span text:style-name="T44">1) Coder une fonction</text:span><text:span text:style-name="T20"> maCategorie</text:span><text:span text:style-name="T44"> qui prend en paramètre un salaire annuel et renvoie la catégorie lui correspondant.</text:span></text:p>
      <text:p text:style-name="P12"/>
      <text:p text:style-name="P12"><text:span text:style-name="T44">2) Coder une fonction </text:span><text:span text:style-name="T20">monImpot</text:span><text:span text:style-name="T44"> qui prend en paramètre un salaire annuels puis renvoie son impôt.</text:span></text:p>
      <text:p text:style-name="P50"><text:soft-page-break/><text:span text:style-name="T52">Exercice</text:span> 3 : Les boucles</text:p>
      <text:p text:style-name="P57"/>
      <text:p text:style-name="P55">Jean Caisse épargne de l’argent sur un compte. Chaque mois il dépose 500 €. <text:span text:style-name="T57">A</text:span>u bout de 12 mois, sa banque lui reverse 2 % de la somme contenue dans se compte. </text:p>
      <text:p text:style-name="P55"/>
      <table:table table:name="Tableau12" table:style-name="Tableau12">
        <table:table-column table:style-name="Tableau12.A" table:number-columns-repeated="2"/>
        <table:table-row>
          <table:table-cell table:style-name="Tableau12.A1" office:value-type="string">
            <text:p text:style-name="P45">Script<text:span text:style-name="T53">Boucle1</text:span></text:p>
          </table:table-cell>
          <table:table-cell table:style-name="Tableau12.B1" office:value-type="string">
            <text:p text:style-name="P46">Script<text:span text:style-name="T53">Boucle2</text:span></text:p>
          </table:table-cell>
        </table:table-row>
        <table:table-row>
          <table:table-cell table:style-name="Tableau12.A2" office:value-type="string">
            <text:p text:style-name="P64">var somme = 0;</text:p>
            <text:p text:style-name="P64">var mois = 14;</text:p>
            <text:p text:style-name="P62"/>
            <text:p text:style-name="P62">for (let i = 1 ; i&lt; mois ; i++) {</text:p>
            <text:p text:style-name="P62"><text:tab/>somme = 500 + somme;</text:p>
            <text:p text:style-name="P62"><text:tab/>if (i % 12 === 0 ) {</text:p>
            <text:p text:style-name="P62"><text:tab/><text:tab/>somme= somme *1.02;</text:p>
            <text:p text:style-name="P62"><text:tab/>}</text:p>
            <text:p text:style-name="P62">}</text:p>
            <text:p text:style-name="P62"/>
            <text:p text:style-name="P63">console.log("J'ai",<text:span text:style-name="T59">somme</text:span>,"€ après",mois,"mois")</text:p>
            <text:p text:style-name="P63"/>
            <text:p text:style-name="P62">function capital(mois){</text:p>
            <text:p text:style-name="P62"><text:tab/>// calcul de mon capital</text:p>
            <text:p text:style-name="P66"><text:span text:style-name="T58">}</text:span></text:p>
          </table:table-cell>
          <table:table-cell table:style-name="Tableau12.B2" office:value-type="string">
            <text:p text:style-name="P64">var seuil = 10000;</text:p>
            <text:p text:style-name="P64">var somme = 0;</text:p>
            <text:p text:style-name="P64">var mois = 14;</text:p>
            <text:p text:style-name="P64">var nb_invest = 0 ;</text:p>
            <text:p text:style-name="P64"/>
            <text:p text:style-name="P64">function investissement(nb_mois) {</text:p>
            <text:p text:style-name="P64"><text:s text:c="2"/></text:p>
            <text:p text:style-name="P64"><text:tab/>for (let i = 1 ; i&lt; nb_mois ; i++) {</text:p>
            <text:p text:style-name="P64"><text:tab/><text:tab/>somme = somme +500 ;</text:p>
            <text:p text:style-name="P64">// <text:span text:style-name="T72">On a 2 tests à faire et incémenter nb_invest</text:span></text:p>
            <text:p text:style-name="P64"><text:tab/>}</text:p>
            <text:p text:style-name="P64"><text:tab/>return nb_invest ;</text:p>
            <text:p text:style-name="P64">}</text:p>
            <text:p text:style-name="P64"/>
            <text:p text:style-name="P64">console.log(investissement(60)) ;</text:p>
          </table:table-cell>
        </table:table-row>
      </table:table>
      <text:p text:style-name="P58"/>
      <text:p text:style-name="P56"><text:span text:style-name="T57">1) Faire le calcul des sommes obtenues après 6 mois, 12 mois, 18 mois et 30 mois.</text:span></text:p>
      <text:p text:style-name="P56"/>
      <text:p text:style-name="P59">2) Faire fonctionner le script <text:span text:style-name="T11">ScriptBoucle1</text:span> pour différente valeur de la variable mois. Cela concorde-t-il avec les résultats de la question 1.</text:p>
      <text:p text:style-name="P59"/>
      <text:p text:style-name="P59">3) Expliquer l’instruction contenu dans le bloc if <text:span text:style-name="T62">i % 12 === 0</text:span><text:span text:style-name="T61"> </text:span>.</text:p>
      <text:p text:style-name="P59"/>
      <text:p text:style-name="P60">4) Compléter le fonction capital pour qu’elle renvoie la somme contenue dans son compte après <text:span text:style-name="T70">n mois.</text:span></text:p>
      <text:p text:style-name="P60"/>
      <text:p text:style-name="P61">5) Si la somme du compte dépasse 10 000 €, Jean utilise ces 10 000 € pour les investir dans des obligations bancaires plus lucratives. Dans <text:span text:style-name="T11">ScriptBoucle2</text:span>, code la fonction investissement qui prend en paramètre le nombre de mois et renvoie le nombre d’achat d’obligations bancaires. </text:p>
      <text:p text:style-name="P59"/>
      <text:p text:style-name="P49">Problème :</text:p>
      <text:p text:style-name="P10"/>
      <text:p text:style-name="P52">Jean-Michel <text:span text:style-name="T54">Gaming joue régulièrement sur son jeux de carte virtuel sur mobile :</text:span><text:span text:style-name="T16"> </text:span><text:span text:style-name="T8">Python-Cards</text:span><text:span text:style-name="T54">. </text:span></text:p>
      <text:p text:style-name="P52"/>
      <text:p text:style-name="P52"><text:span text:style-name="T54">Chaque jours il peut collecter </text:span><text:span text:style-name="T8">35 Pièce d’or</text:span><text:span text:style-name="T54"> <text:s/>(on abrégera en PO) et les dépenser dans des lots de cartes dont le prix varie. <text:s/>Le tableau suivant donne les variation de prix en fonction du nombre d’achat. </text:span></text:p>
      <text:p text:style-name="P52"/>
      <table:table table:name="Tableau10" table:style-name="Tableau10">
        <table:table-column table:style-name="Tableau10.A" table:number-columns-repeated="5"/>
        <table:table-row>
          <table:table-cell table:style-name="Tableau10.A1" office:value-type="string">
            <text:p text:style-name="P47">Paquet 1</text:p>
          </table:table-cell>
          <table:table-cell table:style-name="Tableau10.A1" office:value-type="string">
            <text:p text:style-name="P47">Paquet 2</text:p>
          </table:table-cell>
          <table:table-cell table:style-name="Tableau10.A1" office:value-type="string">
            <text:p text:style-name="P47">Paquet 3</text:p>
          </table:table-cell>
          <table:table-cell table:style-name="Tableau10.A1" office:value-type="string">
            <text:p text:style-name="P47">Paquet 4</text:p>
          </table:table-cell>
          <table:table-cell table:style-name="Tableau10.E1" office:value-type="string">
            <text:p text:style-name="P47">Paquet 5</text:p>
          </table:table-cell>
        </table:table-row>
        <table:table-row>
          <table:table-cell table:style-name="Tableau10.A2" office:value-type="string">
            <text:p text:style-name="P47">100 PO</text:p>
          </table:table-cell>
          <table:table-cell table:style-name="Tableau10.A2" office:value-type="string">
            <text:p text:style-name="P47">115 PO</text:p>
          </table:table-cell>
          <table:table-cell table:style-name="Tableau10.A2" office:value-type="string">
            <text:p text:style-name="P47">135 PO</text:p>
          </table:table-cell>
          <table:table-cell table:style-name="Tableau10.A2" office:value-type="string">
            <text:p text:style-name="P47">165 PO</text:p>
          </table:table-cell>
          <table:table-cell table:style-name="Tableau10.E2" office:value-type="string">
            <text:p text:style-name="P47">1<text:span text:style-name="T55">90</text:span> PO</text:p>
          </table:table-cell>
        </table:table-row>
      </table:table>
      <text:p text:style-name="P52"/>
      <text:p text:style-name="P53">A partir du <text:span text:style-name="T1">6ième paquet</text:span> le prix revient à 100 PO et on refait le cycle.</text:p>
      <text:p text:style-name="P53"/>
      <text:p text:style-name="P53">1 ) Coder la fonction <text:span text:style-name="T31">m</text:span><text:span text:style-name="T32">es</text:span><text:span text:style-name="T31">PO</text:span> qui prend en paramètre un nombre de semaines et renvoie les PO obtenus.</text:p>
      <text:p text:style-name="P53"/>
      <text:p text:style-name="P53">2) Coder la fonction <text:span text:style-name="T31">m</text:span><text:span text:style-name="T32">es</text:span><text:span text:style-name="T31">Paquets</text:span> qui prend en paramètre <text:span text:style-name="T56">une valeur en PO et renvoie le nombre de paquets obtenus.</text:span></text:p>
      <text:p text:style-name="P53"/>
      <text:p text:style-name="P54">3) Coder la fonction <text:span text:style-name="T31">mesProchains</text:span> qui prend en paramètre mes PO restants, le numéro du paquet et le nombre de nouveaux paquets que l’on veut obtenir et renvoie le nombre de jours nécessaires pour obtenir ces nouveaux paqu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mic Sans MS" fo:font-size="10pt" fo:font-weight="bold" officeooo:rsid="000f60a3" officeooo:paragraph-rsid="000f60a3" style:font-size-asian="8.75pt" style:font-weight-asian="bold" style:font-size-complex="10pt" style:font-weight-complex="bold"/>
    </style:style>
    <style:style style:name="MP2" style:family="paragraph" style:parent-style-name="Footer">
      <style:paragraph-properties fo:text-align="end" style:justify-single-word="false"/>
      <style:text-properties style:font-name="Comic Sans MS" fo:font-size="10pt" fo:font-weight="bold" style:font-size-asian="8.75pt" style:font-weight-asian="bold" style:font-size-complex="10pt" style:font-weight-complex="bold"/>
    </style:style>
    <style:page-layout style:name="Mpm1">
      <style:page-layout-properties fo:page-width="21.001cm" fo:page-height="29.7cm" style:num-format="1" style:print-orientation="portrait" fo:margin-top="0.499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Lycée Voillaume <text:tab/><text:tab/>année:2019-2020</text:p>
      </style:header>
      <style:footer>
        <text:p text:style-name="MP2"><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0:18:41.473000000</meta:creation-date>
    <dc:date>2020-06-04T03:04:59.742000000</dc:date>
    <meta:editing-duration>PT3H29M41S</meta:editing-duration>
    <meta:editing-cycles>31</meta:editing-cycles>
    <meta:generator>LibreOffice/6.2.5.2$Windows_X86_64 LibreOffice_project/1ec314fa52f458adc18c4f025c545a4e8b22c159</meta:generator>
    <meta:document-statistic meta:table-count="6" meta:image-count="0" meta:object-count="3" meta:page-count="3" meta:paragraph-count="145" meta:word-count="1065" meta:character-count="5992" meta:non-whitespace-character-count="5004"/>
  </office:meta>
</office:document-meta>
</file>

<file path=Object 3/content.xml><?xml version="1.0" encoding="utf-8"?>
<math xmlns="http://www.w3.org/1998/Math/MathML" display="block">
  <semantics>
    <mi mathvariant="normal">π</mi>
    <annotation encoding="StarMath 5.0">%pi</annotation>
  </semantics>
</math>
</file>

<file path=Object 4/content.xml><?xml version="1.0" encoding="utf-8"?>
<math xmlns="http://www.w3.org/1998/Math/MathML" display="block">
  <semantics>
    <mrow>
      <mrow>
        <mrow>
          <mrow>
            <mn>20</mn>
            <mspace width="2em"/>
            <mn>000</mn>
          </mrow>
          <mo stretchy="false">×</mo>
          <mfrac>
            <mn>10</mn>
            <mn>100</mn>
          </mfrac>
        </mrow>
        <mo stretchy="false">=</mo>
        <mn>2</mn>
      </mrow>
      <mspace width="2em"/>
      <mn>000</mn>
      <mi>€</mi>
    </mrow>
    <annotation encoding="StarMath 5.0">{20~000}times {10 over 100}  =  2~000 € </annotation>
  </semantics>
</math>
</file>

<file path=Object 5/content.xml><?xml version="1.0" encoding="utf-8"?>
<math xmlns="http://www.w3.org/1998/Math/MathML" display="block">
  <semantics>
    <mrow>
      <mrow>
        <mrow>
          <mrow>
            <mn>15</mn>
            <mspace width="2em"/>
            <mn>000</mn>
          </mrow>
          <mo stretchy="false">×</mo>
          <mfrac>
            <mn>20</mn>
            <mn>100</mn>
          </mfrac>
        </mrow>
        <mo stretchy="false">=</mo>
        <mn>3</mn>
      </mrow>
      <mspace width="2em"/>
      <mn>000</mn>
      <mi>€</mi>
    </mrow>
    <annotation encoding="StarMath 5.0">{15~000}times {20 over 100}  =  3~000 € </annotation>
  </semantics>
</math>
</file>